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94" calcext:value-type="float">
            <text:p>0,0009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58" calcext:value-type="float">
            <text:p>0,0235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405" calcext:value-type="float">
            <text:p>0,0940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0932" calcext:value-type="float">
            <text:p>0,2093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117" calcext:value-type="float">
            <text:p>0,3711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819" calcext:value-type="float">
            <text:p>0,581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3777" calcext:value-type="float">
            <text:p>0,83777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3958" calcext:value-type="float">
            <text:p>1,13958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9187" calcext:value-type="float">
            <text:p>1,49187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88184" calcext:value-type="float">
            <text:p>1,88184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7586" calcext:value-type="float">
            <text:p>2,37586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82417" calcext:value-type="float">
            <text:p>2,82417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38578" calcext:value-type="float">
            <text:p>3,38578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97406" calcext:value-type="float">
            <text:p>3,97406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60953" calcext:value-type="float">
            <text:p>4,60953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2936" calcext:value-type="float">
            <text:p>5,2936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02483" calcext:value-type="float">
            <text:p>6,02483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79886" calcext:value-type="float">
            <text:p>6,79886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62447" calcext:value-type="float">
            <text:p>7,62447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7:55:26.84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29T19:02:09.608000000</dc:date>
    <meta:editing-duration>PT1H11M54S</meta:editing-duration>
    <meta:editing-cycles>5</meta:editing-cycles>
    <meta:generator>LibreOffice/7.6.4.1$Windows_X86_64 LibreOffice_project/e19e193f88cd6c0525a17fb7a176ed8e6a3e2aa1</meta:generator>
    <meta:document-statistic meta:table-count="1" meta:cell-count="50" meta:object-count="0"/>
  </office:meta>
</office:document-meta>
</file>